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3"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2"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Contents_20_Heading">
      <style:paragraph-properties fo:text-align="center" style:justify-single-word="false"/>
      <style:text-properties style:font-name="Arial2" fo:font-size="12pt" fo:language="pt" fo:country="BR" fo:font-weight="normal" officeooo:rsid="0042075d" officeooo:paragraph-rsid="0042075d" style:font-size-asian="12pt" style:font-weight-asian="normal" style:font-size-complex="12pt" style:font-weight-complex="normal"/>
    </style:style>
    <style:style style:name="P5" style:family="paragraph" style:parent-style-name="Footer">
      <style:text-properties officeooo:rsid="0046a4f4" officeooo:paragraph-rsid="0046a4f4"/>
    </style:style>
    <style:style style:name="P6" style:family="paragraph" style:parent-style-name="Heading_20_1">
      <style:paragraph-properties fo:break-before="page"/>
      <style:text-properties officeooo:rsid="0046a4f4" officeooo:paragraph-rsid="0046a4f4"/>
    </style:style>
    <style:style style:name="P7" style:family="paragraph" style:parent-style-name="Text_20_body">
      <style:paragraph-properties fo:text-align="center" style:justify-single-word="false"/>
      <style:text-properties style:font-name="Arial3" fo:language="pt" fo:country="BR" fo:font-weight="bold" officeooo:rsid="0046a4f4" officeooo:paragraph-rsid="0046a4f4" fo:background-color="transparent" style:font-weight-asian="bold" style:font-weight-complex="bold"/>
    </style:style>
    <style:style style:name="P8" style:family="paragraph" style:parent-style-name="Text_20_body">
      <style:text-properties style:font-name="Arial" fo:font-size="12pt" fo:font-weight="bold" officeooo:rsid="001d0934" officeooo:paragraph-rsid="001d0934" style:font-name-asian="Microsoft YaHei" style:font-size-asian="28pt" style:font-weight-asian="bold" style:font-name-complex="Arial4" style:font-size-complex="28pt" style:font-weight-complex="bold"/>
    </style:style>
    <style:style style:name="P9" style:family="paragraph" style:parent-style-name="Text_20_body">
      <style:text-properties style:font-name="Arial" fo:font-size="12pt" fo:font-weight="bold" officeooo:rsid="001d0934" officeooo:paragraph-rsid="0042075d" style:font-name-asian="Microsoft YaHei" style:font-size-asian="28pt" style:font-weight-asian="bold" style:font-name-complex="Arial4" style:font-size-complex="28pt" style:font-weight-complex="bold"/>
    </style:style>
    <style:style style:name="P10" style:family="paragraph" style:parent-style-name="Text_20_body">
      <style:text-properties style:font-name="Arial" fo:font-size="12pt" fo:font-weight="bold" officeooo:rsid="0042075d" officeooo:paragraph-rsid="001d0934" style:font-name-asian="Microsoft YaHei" style:font-size-asian="28pt" style:font-weight-asian="bold" style:font-name-complex="Arial4" style:font-size-complex="28pt" style:font-weight-complex="bold"/>
    </style:style>
    <style:style style:name="P11" style:family="paragraph" style:parent-style-name="Text_20_body">
      <style:text-properties style:font-name="Arial"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12" style:family="paragraph" style:parent-style-name="Text_20_body">
      <style:paragraph-properties fo:text-align="center" style:justify-single-word="false"/>
      <style:text-properties officeooo:paragraph-rsid="00441f32"/>
    </style:style>
    <style:style style:name="P13" style:family="paragraph" style:parent-style-name="Text_20_body">
      <style:paragraph-properties fo:text-align="justify" style:justify-single-word="false"/>
      <style:text-properties officeooo:paragraph-rsid="0046a4f4"/>
    </style:style>
    <style:style style:name="P14" style:family="paragraph" style:parent-style-name="Text_20_body">
      <style:paragraph-properties fo:text-align="justify" style:justify-single-word="false"/>
      <style:text-properties officeooo:paragraph-rsid="004cc38e"/>
    </style:style>
    <style:style style:name="P15" style:family="paragraph" style:parent-style-name="Text_20_body" style:master-page-name="CTM_20__7c__20_Capa">
      <style:paragraph-properties fo:text-align="center" style:justify-single-word="false" style:page-number="auto"/>
    </style:style>
    <style:style style:name="T1" style:family="text">
      <style:text-properties officeooo:rsid="001d0934"/>
    </style:style>
    <style:style style:name="T2" style:family="text">
      <style:text-properties style:font-name="Arial3" fo:language="pt" fo:country="BR" officeooo:rsid="0031a03f"/>
    </style:style>
    <style:style style:name="T3" style:family="text">
      <style:text-properties style:font-name="Arial3" fo:language="pt" fo:country="BR" officeooo:rsid="0046a4f4" fo:background-color="transparent" loext:char-shading-value="0"/>
    </style:style>
    <style:style style:name="T4" style:family="text">
      <style:text-properties officeooo:rsid="001d0934" fo:background-color="transparent" loext:char-shading-value="0"/>
    </style:style>
    <style:style style:name="T5" style:family="text">
      <style:text-properties officeooo:rsid="00491a34"/>
    </style:style>
    <style:style style:name="T6" style:family="text">
      <style:text-properties officeooo:rsid="0049644d"/>
    </style:style>
    <style:style style:name="T7" style:family="text">
      <style:text-properties officeooo:rsid="004acbc9"/>
    </style:style>
    <style:style style:name="T8" style:family="text">
      <style:text-properties officeooo:rsid="004cc38e"/>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start text:name="__RefHeading___Toc74_2961738099"/>JEDIEL DA ROSA RIBEIRO<text:bookmark-end text:name="__RefHeading___Toc74_2961738099"/></text:p>
      <text:p text:style-name="P3"/>
      <text:p text:style-name="P3"/>
      <text:p text:style-name="P3"/>
      <text:p text:style-name="P3"/>
      <text:p text:style-name="P4"/>
      <text:p text:style-name="P3"/>
      <text:p text:style-name="P7">RESUMO – A FÉ CRISTÃ E A POLÍTICA</text:p>
      <text:p text:style-name="P7">Ed René Kivitz</text:p>
      <text:p text:style-name="P8"/>
      <text:p text:style-name="P8"/>
      <text:p text:style-name="P8"/>
      <text:p text:style-name="P8"/>
      <text:p text:style-name="P8"/>
      <text:p text:style-name="P10"/>
      <text:p text:style-name="P9"/>
      <text:p text:style-name="P11"/>
      <text:p text:style-name="P11"/>
      <text:p text:style-name="P11"/>
      <text:p text:style-name="P12"><text:span text:style-name="T2">GASPAR</text:span>/SC<text:line-break/><text:span text:style-name="T3">NOVEMBRO</text:span><text:span text:style-name="T4"> </text:span><text:span text:style-name="T1">DE 2021</text:span></text:p>
      <text:list xml:id="list3174407476" text:style-name="Outline">
        <text:list-item>
          <text:h text:style-name="P6" text:outline-level="1">A dimensão política da fé cristã</text:h>
        </text:list-item>
      </text:list>
      <text:p text:style-name="P13"><text:tab/><text:span text:style-name="T5">Quando pensamos na política, logo a primeira coisa que vem a nossa mente, tende a estar ligada à corrupção e características das pessoas que estão envolvidas nesse meio, por enquanto a maioria ateus ou de forma mais específica, não-cristãos. Isso tem gerado na igreja, um bloqueio e uma ideia de que a igreja deve abandonar o navio, pois ele já está </text:span><text:span text:style-name="T6">afundando. </text:span><text:span text:style-name="T7">Devemos nos lembrar da pregação <text:s/>de Jesus, de que o reino de Deus já chegou, apesar de ainda não ter sido manifesto em sua plenitude. Será que a chegada do Reino de Deus, ou seja, o controle e domínio de Deus sobre nossa vida não traz nenhuma mudança que tenha o poder de transformar os ambientes os quais normalmente frequentamos?</text:span></text:p>
      <text:p text:style-name="P13"><text:tab/><text:span text:style-name="T8">As pessoas podem dizer que a política é um lugar “sujo”. Há muita corrupção. Não existem políticos honestos. O sistema não funciona, estão todos de mãos atadas. Mas, nós, a igreja, olhamos para a política externamente. Não estamos envolvidos e não queremos nos envolver com essa corrupção generalizada. Mas, isso levanta uma dúvida. Por que a política está tão corrompida aparentemente suja? De quem será a culpa? De todos. Todos pecaram. Na política não é exceção. Mas quero destacar, nesse pequeno resumo, a culpa da igreja nessa história.</text:span></text:p>
      <text:p text:style-name="P14"><text:tab/><text:span text:style-name="T8">Em poucas palavras, a igreja tem culpa justamente pelo bloqueio que foi criado e por ter abandonado o navio da política e deixado ele afundar, mesmo sabendo que Jesus tem o poder de acalmar a tempestade.</text:span></text:p>
      <text:p text:style-name="P14"><text:span text:style-name="T8"><text:tab/>Ora, nós cristãos somos muito incrédulos. Será que não temos fé suficiente pra acreditar que Deus pode, através de nossa presença na política e em diversas áreas da vida <text:s/>transformar esses ambientes e trazer luz? Será que acreditamos mesmo na mensagem que estamos pregando? As vezes, olhando para quantos bloqueios a igreja criou contra ambientes e diferentes realidades, é difícil acreditar que acreditamos mesmo que Jesus transforma. Ou talvez, sejamos como Jonas. Conhecemos Deus, sabemos que ele pode libertar, mas, temos preconceito ou problemas contra um povo, uma cultura, um ambiente, uma ferramente e não escolhemos nos envolver. Fugimos e abandonamos o barco. Deixamos essas realidades a mercê de sua própria sorte, enquanto morremos com a verdad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3"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3"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3"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3"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3"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text-properties officeooo:rsid="0046a4f4" officeooo:paragraph-rsid="0046a4f4"/>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3</text:page-number></text:p>
      </style:footer>
    </style:master-page>
    <style:master-page style:name="CTM_20__7c__20_Capa" style:display-name="CTM | Capa" style:page-layout-name="Mpm10" style:next-style-name="CTM_20__7c__20_Contra_20_Capa">
      <style:header>
        <text:p text:style-name="Header"/>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21:35:18.701700028</meta:creation-date>
    <dc:title>CTM</dc:title>
    <meta:editing-duration>PT8S</meta:editing-duration>
    <meta:editing-cycles>2</meta:editing-cycles>
    <meta:generator>LibreOffice/6.4.7.2$Linux_X86_64 LibreOffice_project/40$Build-2</meta:generator>
    <dc:date>2021-11-10T23:41:33.859203766</dc:date>
    <meta:document-statistic meta:table-count="0" meta:image-count="5" meta:object-count="0" meta:page-count="2" meta:paragraph-count="13" meta:word-count="391" meta:character-count="2329" meta:non-whitespace-character-count="1944"/>
    <meta:template xlink:type="simple" xlink:actuate="onRequest" xlink:title="CTM" xlink:href="../../../../Templates/CTM.ott" meta:date="2021-11-10T21:35:18.092962881"/>
  </office:meta>
</office:document-meta>
</file>